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1.53458333333333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aw</text:p>
          </table:table-cell>
          <table:table-cell office:value-type="string" table:style-name="ce1">
            <text:p>cras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(Math.random)</text:p>
          </table:table-cell>
          <table:table-cell office:value-type="string" table:style-name="ce1">
            <text:p>neg ln(1-r)</text:p>
          </table:table-cell>
          <table:table-cell office:value-type="string" table:style-name="ce1">
            <text:p>1 + raw * K</text:p>
          </table:table-cell>
          <table:table-cell office:value-type="string" table:style-name="ce1">
            <text:p>1 / (1 - r)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2">
            <text:p>0.10</text:p>
          </table:table-cell>
          <table:table-cell office:value-type="float" office:value="0.10536051565782628" table:formula="of:=-LN(1-[.A6])" table:style-name="ce2">
            <text:p>0.11</text:p>
          </table:table-cell>
          <table:table-cell office:value-type="float" office:value="1.6321630939469576" table:formula="of:=1+[.B6]*[.$B$2]" table:style-name="ce2">
            <text:p>1.63</text:p>
          </table:table-cell>
          <table:table-cell office:value-type="float" office:value="1.1111111111111112" table:formula="of:=1/(1-[.A6])" table:style-name="ce2">
            <text:p>1.11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0.2876820724517809" table:formula="of:=-LN(1-[.A7])" table:style-name="ce2">
            <text:p>0.29</text:p>
          </table:table-cell>
          <table:table-cell office:value-type="float" office:value="2.7260924347106856" table:formula="of:=1+[.B7]*[.$B$2]" table:style-name="ce2">
            <text:p>2.73</text:p>
          </table:table-cell>
          <table:table-cell office:value-type="float" office:value="1.3333333333333333" table:formula="of:=1/(1-[.A7])" table:style-name="ce2">
            <text:p>1.33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0.69314718055994529" table:formula="of:=-LN(1-[.A8])" table:style-name="ce2">
            <text:p>0.69</text:p>
          </table:table-cell>
          <table:table-cell office:value-type="float" office:value="5.1588830833596715" table:formula="of:=1+[.B8]*[.$B$2]" table:style-name="ce2">
            <text:p>5.16</text:p>
          </table:table-cell>
          <table:table-cell office:value-type="float" office:value="2" table:formula="of:=1/(1-[.A8])" table:style-name="ce2">
            <text:p>2.00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.2039728043259359" table:formula="of:=-LN(1-[.A9])" table:style-name="ce2">
            <text:p>1.20</text:p>
          </table:table-cell>
          <table:table-cell office:value-type="float" office:value="8.2238368259556154" table:formula="of:=1+[.B9]*[.$B$2]" table:style-name="ce2">
            <text:p>8.22</text:p>
          </table:table-cell>
          <table:table-cell office:value-type="float" office:value="3.333333333333333" table:formula="of:=1/(1-[.A9])" table:style-name="ce2">
            <text:p>3.33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.6094379124341005" table:formula="of:=-LN(1-[.A10])" table:style-name="ce2">
            <text:p>1.61</text:p>
          </table:table-cell>
          <table:table-cell office:value-type="float" office:value="10.656627474604603" table:formula="of:=1+[.B10]*[.$B$2]" table:style-name="ce2">
            <text:p>10.66</text:p>
          </table:table-cell>
          <table:table-cell office:value-type="float" office:value="5.0000000000000009" table:formula="of:=1/(1-[.A10])" table:style-name="ce2">
            <text:p>5.00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9" table:style-name="ce2">
            <text:p>0.90</text:p>
          </table:table-cell>
          <table:table-cell office:value-type="float" office:value="2.3025850929940459" table:formula="of:=-LN(1-[.A11])" table:style-name="ce2">
            <text:p>2.30</text:p>
          </table:table-cell>
          <table:table-cell office:value-type="float" office:value="14.815510557964275" table:formula="of:=1+[.B11]*[.$B$2]" table:style-name="ce2">
            <text:p>14.82</text:p>
          </table:table-cell>
          <table:table-cell office:value-type="float" office:value="10.000000000000002" table:formula="of:=1/(1-[.A11])" table:style-name="ce2">
            <text:p>10.00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95" table:style-name="ce2">
            <text:p>0.95</text:p>
          </table:table-cell>
          <table:table-cell office:value-type="float" office:value="2.99573227355399" table:formula="of:=-LN(1-[.A12])" table:style-name="ce2">
            <text:p>3.00</text:p>
          </table:table-cell>
          <table:table-cell office:value-type="float" office:value="18.974393641323939" table:formula="of:=1+[.B12]*[.$B$2]" table:style-name="ce2">
            <text:p>18.97</text:p>
          </table:table-cell>
          <table:table-cell office:value-type="float" office:value="19.999999999999982" table:formula="of:=1/(1-[.A12])" table:style-name="ce2">
            <text:p>20.00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97" table:style-name="ce2">
            <text:p>0.97</text:p>
          </table:table-cell>
          <table:table-cell office:value-type="float" office:value="3.5065578973199809" table:formula="of:=-LN(1-[.A13])" table:style-name="ce2">
            <text:p>3.51</text:p>
          </table:table-cell>
          <table:table-cell office:value-type="float" office:value="22.039347383919885" table:formula="of:=1+[.B13]*[.$B$2]" table:style-name="ce2">
            <text:p>22.04</text:p>
          </table:table-cell>
          <table:table-cell office:value-type="float" office:value="33.3333333333333" table:formula="of:=1/(1-[.A13])" table:style-name="ce2">
            <text:p>33.33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0.99" table:style-name="ce2">
            <text:p>0.99</text:p>
          </table:table-cell>
          <table:table-cell office:value-type="float" office:value="4.6051701859880909" table:formula="of:=-LN(1-[.A14])" table:style-name="ce2">
            <text:p>4.61</text:p>
          </table:table-cell>
          <table:table-cell office:value-type="float" office:value="28.631021115928547" table:formula="of:=1+[.B14]*[.$B$2]" table:style-name="ce2">
            <text:p>28.63</text:p>
          </table:table-cell>
          <table:table-cell office:value-type="float" office:value="99.999999999999915" table:formula="of:=1/(1-[.A14])" table:style-name="ce2">
            <text:p>100.00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andValue</text:p>
          </table:table-cell>
          <table:table-cell office:value-type="string" table:style-name="ce1">
            <text:p>Big Spike</text:p>
          </table:table-cell>
          <table:table-cell office:value-type="string" table:style-name="ce1">
            <text:p>Smooth log curve</text:p>
          </table:table-cell>
          <table:table-cell office:value-type="string" table:style-name="ce1">
            <text:p>Powered log</text:p>
          </table:table-cell>
          <table:table-cell office:value-type="string" table:style-name="ce1">
            <text:p>Soft-capped curve</text:p>
          </table:table-cell>
          <table:table-cell table:number-columns-repeated="16379"/>
        </table:table-row>
        <table:table-row table:style-name="ro1">
          <table:table-cell office:value-type="float" office:value="0.1" table:style-name="ce2">
            <text:p>0.10</text:p>
          </table:table-cell>
          <table:table-cell office:value-type="float" office:value="1.1111111111111112" table:formula="of:=1/(1-[.A18])" table:style-name="ce2">
            <text:p>1.11</text:p>
          </table:table-cell>
          <table:table-cell office:value-type="float" office:value="1.5268025782891315" table:formula="of:=1+(-LN(1-[.A18]))*5" table:style-name="ce2">
            <text:p>1.53</text:p>
          </table:table-cell>
          <table:table-cell office:value-type="float" office:value="1.1092306734647381" table:formula="of:=1+POWER(-LN(1-[.A18]); 1.6)*4" table:style-name="ce2">
            <text:p>1.11</text:p>
          </table:table-cell>
          <table:table-cell office:value-type="float" office:value="2.4297667706421158" table:formula="of:=1 + ((-LN(1 - [.A18])) / (1 + (-LN(1 - [.A18])))) * 15" table:style-name="ce2">
            <text:p>2.43</text:p>
          </table:table-cell>
          <table:table-cell table:number-columns-repeated="16379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.3333333333333333" table:formula="of:=1/(1-[.A19])" table:style-name="ce2">
            <text:p>1.33</text:p>
          </table:table-cell>
          <table:table-cell office:value-type="float" office:value="2.4384103622589044" table:formula="of:=1+(-LN(1-[.A19]))*5" table:style-name="ce2">
            <text:p>2.44</text:p>
          </table:table-cell>
          <table:table-cell office:value-type="float" office:value="1.5449045938431658" table:formula="of:=1+POWER(-LN(1-[.A19]); 1.6)*4" table:style-name="ce2">
            <text:p>1.54</text:p>
          </table:table-cell>
          <table:table-cell office:value-type="float" office:value="4.3511618893322002" table:formula="of:=1 + ((-LN(1 - [.A19])) / (1 + (-LN(1 - [.A19])))) * 15" table:style-name="ce2">
            <text:p>4.35</text:p>
          </table:table-cell>
          <table:table-cell table:number-columns-repeated="16379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2" table:formula="of:=1/(1-[.A20])" table:style-name="ce2">
            <text:p>2.00</text:p>
          </table:table-cell>
          <table:table-cell office:value-type="float" office:value="4.465735902799727" table:formula="of:=1+(-LN(1-[.A20]))*5" table:style-name="ce2">
            <text:p>4.47</text:p>
          </table:table-cell>
          <table:table-cell office:value-type="float" office:value="3.2252598341409837" table:formula="of:=1+POWER(-LN(1-[.A20]); 1.6)*4" table:style-name="ce2">
            <text:p>3.23</text:p>
          </table:table-cell>
          <table:table-cell office:value-type="float" office:value="7.1407583627553803" table:formula="of:=1 + ((-LN(1 - [.A20])) / (1 + (-LN(1 - [.A20])))) * 15" table:style-name="ce2">
            <text:p>7.14</text:p>
          </table:table-cell>
          <table:table-cell table:number-columns-repeated="16379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.333333333333333" table:formula="of:=1/(1-[.A21])" table:style-name="ce2">
            <text:p>3.33</text:p>
          </table:table-cell>
          <table:table-cell office:value-type="float" office:value="7.0198640216296795" table:formula="of:=1+(-LN(1-[.A21]))*5" table:style-name="ce2">
            <text:p>7.02</text:p>
          </table:table-cell>
          <table:table-cell office:value-type="float" office:value="6.3832763472785468" table:formula="of:=1+POWER(-LN(1-[.A21]); 1.6)*4" table:style-name="ce2">
            <text:p>6.38</text:p>
          </table:table-cell>
          <table:table-cell office:value-type="float" office:value="9.1941083979992193" table:formula="of:=1 + ((-LN(1 - [.A21])) / (1 + (-LN(1 - [.A21])))) * 15" table:style-name="ce2">
            <text:p>9.19</text:p>
          </table:table-cell>
          <table:table-cell table:number-columns-repeated="16379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5.0000000000000009" table:formula="of:=1/(1-[.A22])" table:style-name="ce2">
            <text:p>5.00</text:p>
          </table:table-cell>
          <table:table-cell office:value-type="float" office:value="9.0471895621705016" table:formula="of:=1+(-LN(1-[.A22]))*5" table:style-name="ce2">
            <text:p>9.05</text:p>
          </table:table-cell>
          <table:table-cell office:value-type="float" office:value="9.5652245932370494" table:formula="of:=1+POWER(-LN(1-[.A22]); 1.6)*4" table:style-name="ce2">
            <text:p>9.57</text:p>
          </table:table-cell>
          <table:table-cell office:value-type="float" office:value="10.251635599941176" table:formula="of:=1 + ((-LN(1 - [.A22])) / (1 + (-LN(1 - [.A22])))) * 15" table:style-name="ce2">
            <text:p>10.25</text:p>
          </table:table-cell>
          <table:table-cell table:number-columns-repeated="16379"/>
        </table:table-row>
        <table:table-row table:style-name="ro1">
          <table:table-cell office:value-type="float" office:value="0.9" table:style-name="ce2">
            <text:p>0.90</text:p>
          </table:table-cell>
          <table:table-cell office:value-type="float" office:value="10.000000000000002" table:formula="of:=1/(1-[.A23])" table:style-name="ce2">
            <text:p>10.00</text:p>
          </table:table-cell>
          <table:table-cell office:value-type="float" office:value="12.51292546497023" table:formula="of:=1+(-LN(1-[.A23]))*5" table:style-name="ce2">
            <text:p>12.51</text:p>
          </table:table-cell>
          <table:table-cell office:value-type="float" office:value="16.191655145614916" table:formula="of:=1+POWER(-LN(1-[.A23]); 1.6)*4" table:style-name="ce2">
            <text:p>16.19</text:p>
          </table:table-cell>
          <table:table-cell office:value-type="float" office:value="11.458103401538292" table:formula="of:=1 + ((-LN(1 - [.A23])) / (1 + (-LN(1 - [.A23])))) * 15" table:style-name="ce2">
            <text:p>11.46</text:p>
          </table:table-cell>
          <table:table-cell table:number-columns-repeated="16379"/>
        </table:table-row>
        <table:table-row table:style-name="ro1">
          <table:table-cell office:value-type="float" office:value="0.95" table:style-name="ce2">
            <text:p>0.95</text:p>
          </table:table-cell>
          <table:table-cell office:value-type="float" office:value="19.999999999999982" table:formula="of:=1/(1-[.A24])" table:style-name="ce2">
            <text:p>20.00</text:p>
          </table:table-cell>
          <table:table-cell office:value-type="float" office:value="15.97866136776995" table:formula="of:=1+(-LN(1-[.A24]))*5" table:style-name="ce2">
            <text:p>15.98</text:p>
          </table:table-cell>
          <table:table-cell office:value-type="float" office:value="24.145405208167212" table:formula="of:=1+POWER(-LN(1-[.A24]); 1.6)*4" table:style-name="ce2">
            <text:p>24.15</text:p>
          </table:table-cell>
          <table:table-cell office:value-type="float" office:value="12.245994733111008" table:formula="of:=1 + ((-LN(1 - [.A24])) / (1 + (-LN(1 - [.A24])))) * 15" table:style-name="ce2">
            <text:p>12.25</text:p>
          </table:table-cell>
          <table:table-cell table:number-columns-repeated="16379"/>
        </table:table-row>
        <table:table-row table:style-name="ro1">
          <table:table-cell office:value-type="float" office:value="0.97" table:style-name="ce2">
            <text:p>0.97</text:p>
          </table:table-cell>
          <table:table-cell office:value-type="float" office:value="33.3333333333333" table:formula="of:=1/(1-[.A25])" table:style-name="ce2">
            <text:p>33.33</text:p>
          </table:table-cell>
          <table:table-cell office:value-type="float" office:value="18.532789486599903" table:formula="of:=1+(-LN(1-[.A25]))*5" table:style-name="ce2">
            <text:p>18.53</text:p>
          </table:table-cell>
          <table:table-cell office:value-type="float" office:value="30.776223370783235" table:formula="of:=1+POWER(-LN(1-[.A25]); 1.6)*4" table:style-name="ce2">
            <text:p>30.78</text:p>
          </table:table-cell>
          <table:table-cell office:value-type="float" office:value="12.671517299506926" table:formula="of:=1 + ((-LN(1 - [.A25])) / (1 + (-LN(1 - [.A25])))) * 15" table:style-name="ce2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0.99" table:style-name="ce2">
            <text:p>0.99</text:p>
          </table:table-cell>
          <table:table-cell office:value-type="float" office:value="99.999999999999915" table:formula="of:=1/(1-[.A26])" table:style-name="ce2">
            <text:p>100.00</text:p>
          </table:table-cell>
          <table:table-cell office:value-type="float" office:value="24.025850929940454" table:formula="of:=1+(-LN(1-[.A26]))*5" table:style-name="ce2">
            <text:p>24.03</text:p>
          </table:table-cell>
          <table:table-cell office:value-type="float" office:value="47.052486753842921" table:formula="of:=1+POWER(-LN(1-[.A26]); 1.6)*4" table:style-name="ce2">
            <text:p>47.05</text:p>
          </table:table-cell>
          <table:table-cell office:value-type="float" office:value="13.323899274727237" table:formula="of:=1 + ((-LN(1 - [.A26])) / (1 + (-LN(1 - [.A26])))) * 15" table:style-name="ce2">
            <text:p>13.32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Chart1">
        <table:shapes>
          <draw:frame draw:z-index="1" draw:id="id0" draw:style-name="a0" draw:name="Chart 1" svg:x="0in" svg:y="0in" svg:width="10.16447in" svg:height="6.6447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Nas</meta:initial-creator>
    <dc:creator>Nas</dc:creator>
    <meta:creation-date>2026-04-17T17:19:21Z</meta:creation-date>
    <dc:date>2026-04-17T18:52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8.4210236220472pt" svg:width="731.842125984252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18:.$A$26"/>
          </chart:axis>
          <chart:axis chart:dimension="y" chart:name="primary-y" chart:style-name="Axs1">
            <chart:grid chart:class="major" chart:style-name="GMa1"/>
          </chart:axis>
          <chart:series chart:label-cell-address="Sheet1.$B$17" chart:values-cell-range-address="Sheet1.$B$18:.$B$26" chart:class="chart:line" chart:attached-axis="primary-y" chart:style-name="G0S0">
            <chart:data-point chart:repeated="9"/>
          </chart:series>
          <chart:series chart:label-cell-address="Sheet1.$C$17" chart:values-cell-range-address="Sheet1.$C$18:.$C$26" chart:class="chart:line" chart:attached-axis="primary-y" chart:style-name="G0S1">
            <chart:data-point chart:repeated="9"/>
          </chart:series>
          <chart:series chart:label-cell-address="Sheet1.$D$17" chart:values-cell-range-address="Sheet1.$D$18:.$D$26" chart:class="chart:line" chart:attached-axis="primary-y" chart:style-name="G0S2">
            <chart:data-point chart:repeated="9"/>
          </chart:series>
          <chart:series chart:label-cell-address="Sheet1.$E$17" chart:values-cell-range-address="Sheet1.$E$18:.$E$26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